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-------------------------------------------------------</text:p>
      <text:p text:style-name="Standard">Zones Processed: </text:p>
      <text:p text:style-name="Standard">----------------------------------------------------------</text:p>
      <text:p text:style-name="Standard">Volume started.</text:p>
      <text:p text:style-name="Standard"/>
      <text:p text:style-name="Standard">Zone: 1.000000 <text:s/>Boot Boot - (s0.466302 / g1.923484 / a2.389786) - [b0.000000 / e0.466302 / z1.923484 / v0.010000] - (s0.000000 / g1.923452 / a1.923452) - [b0.466334 / e0.466334 / z1.923452 / v0.010000]</text:p>
      <text:p text:style-name="Standard">Zone: 2.000000 <text:s/>BootData BootData - (s0.628669 / g1.761118 / a2.389787) - [b2.389786 / e3.018455 / z1.761118 / v0.010000] - (s0.000000 / g1.761064 / a1.761064) - [b3.018509 / e3.018509 / z1.761064 / v0.010000]</text:p>
      <text:p text:style-name="Standard">Zone: 3.000000 <text:s/>ProgramHints ProgramHints</text:p>
      <text:p text:style-name="Standard">Zone: 4.000000 <text:s/>ProgramHintsData ProgramHintsData</text:p>
      <text:p text:style-name="Standard">Zone: 5.000000 <text:s/>Programs Programs - (s10.203322 / g4.135398 / a14.338720) - [b4.779572 / e14.982894 / z4.135398 / v0.020000] - (s0.000000 / g4.135298 / a4.135298) - [b14.982994 / e14.982994 / z4.135298 / v0.020000]</text:p>
      <text:p text:style-name="Standard">Zone: 6.000000 <text:s/>ProgramsWindows !ZoneLabelProgramsWidows! - (s5.330264 / g4.228883 / a9.559147) - [b19.118291 / e24.448555 / z4.228883 / v0.020000] - (s0.000000 / g4.228681 / a4.228681) - [b24.448757 / e24.448757 / z4.228681 / v0.020000]</text:p>
      <text:p text:style-name="Standard">Zone: 7.000000 <text:s/>ProgramsData ProgramsData - (s6.053493 / g-0.360184 / a5.693309) - [b28.677437 / e34.730930 / z-0.360184 / v0.020000] - (s0.000000 / g-0.708281 / a-0.708281) - [b34.730930 / e34.730930 / z-0.708281 / v0.020000]</text:p>
      <text:p text:style-name="Standard">Zone: 8.000000 <text:s/>IdeScripts IdeScripts - (s1.860913 / g0.000001 / a1.860914) - [b34.022648 / e35.883561 / z0.000001 / v0.010000] - (s0.000000 / g-1.860913 / a-1.860913) - [b35.883562 / e35.883562 / z-1.860913 / v0.010000]</text:p>
      <text:p text:style-name="Standard">Zone: 9.000000 <text:s/>DevToDo DevToDo - (s7.495786 / g0.000001 / a7.495787) - [b34.022648 / e41.518434 / z0.000001 / v0.010000] - (s0.000000 / g-7.984032 / a-7.984032) - [b42.007335 / e42.007335 / z-7.984032 / v0.010000]</text:p>
      <text:p text:style-name="Standard">Zone: 10.000000 <text:s/>LinksCorp LinksCorp - (s47.754828 / g0.000001 / a47.754829) - [b34.023302 / e81.778130 / z0.000001 / v0.010000] - (s0.000000 / g-47.785904 / a-47.785904) - [b81.816900 / e81.816900 / z-47.785904 / v0.010000]</text:p>
      <text:p text:style-name="Standard">Zone: 11.000000 <text:s/>People People - (s60.450754 / g0.000001 / a60.450755) - [b34.030995 / e94.481749 / z0.000001 / v0.020000]</text:p>
      <text:p text:style-name="Standard">----------------------------------------------------------</text:p>
      <text:p text:style-name="Standard">Zone Processing Step:</text:p>
      <text:p text:style-name="Standard">Zone started.</text:p>
      <text:p text:style-name="Standard">1.000000 Selecting Files.</text:p>
      <text:p text:style-name="Standard">2.000000 Calculating Gap.</text:p>
      <text:p text:style-name="Standard">3.000000 File Actions started.</text:p>
      <text:p text:style-name="Standard"><text:s text:c="4"/></text:p>
      <text:p text:style-name="Standard">----------------------------------------------------------</text:p>
      <text:p text:style-name="Standard">Current Zone:</text:p>
      <text:p text:style-name="Standard">----------------------------------------------------------</text:p>
      <text:p text:style-name="Standard">Zone: 11.000000 People People 2021-11-06 11:08:09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oft-page-break/><text:s text:c="17"/>Files: 60.450754 (25.295463%)</text:p>
      <text:p text:style-name="Standard"><text:s text:c="18"/>Gap: 0.000001 (0.000000%)</text:p>
      <text:p text:style-name="Standard"><text:s text:c="16"/>Total: 60.450755 (39.535645%)</text:p>
      <text:p text:style-name="Standard"/>
      <text:p text:style-name="Standard"><text:s text:c="8"/>Files/folders: <text:s text:c="10"/>136,897 (0.006333%) </text:p>
      <text:p text:style-name="Standard"><text:s text:c="12"/>Fragments: <text:s text:c="14"/>133 (11.707746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34.030995 (0.000000%)</text:p>
      <text:p text:style-name="Standard"><text:s text:c="13"/>Files End: 94.481749</text:p>
      <text:p text:style-name="Standard"><text:s text:c="13"/>Zone End: 94.481750 (39.535645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6"/>Volume Rounding: 2.000000%</text:p>
      <text:p text:style-name="Standard"><text:s text:c="11"/>Actual Gap: 0.000000% (0.000001)</text:p>
      <text:p text:style-name="Standard"><text:s text:c="17"/></text:p>
      <text:p text:style-name="Standard"><text:s text:c="15"/>The desired min gap size. (GapRequested): 0.347125 <text:s/>94.828874</text:p>
      <text:p text:style-name="Standard"><text:s text:c="14"/>Must be half the zone size. (GapAdjusted): 0.347125 <text:s/>94.828874</text:p>
      <text:p text:style-name="Standard"><text:s text:c="15"/>Align to the volume evenly. (GapRounded): 1.109709 95.591458</text:p>
      <text:p text:style-name="Standard"><text:s text:c="10"/>The remaining space available. (GapAvailable): 0.000001 94.481750</text:p>
      <text:p text:style-name="Standard"><text:s text:c="6"/>The lower of adjusted and available. (GapCurrent): 0.000001 94.481750</text:p>
      <text:p text:style-name="Standard"><text:s text:c="4"/>(GapCurrent) after any code you inserted. (GapUsed): 0.000001 94.481750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2227690283.108959 (1.249181%)</text:p>
      <text:p text:style-name="Standard"><text:s text:c="19"/>Total Used: -141729516912.685060 (-570.608867%)</text:p>
      <text:p text:style-name="Standard"><text:s text:c="9"/>Volume Used by Zones: 4095.994995 (0.000000%)</text:p>
      <text:p text:style-name="Standard"/>
      <text:p text:style-name="Standard">Directory and Files Select:</text:p>
      <text:p text:style-name="Standard">---------------------------</text:p>
      <text:p text:style-name="Standard"># People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oft-page-break/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<text:soft-page-break/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oft-page-break/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People</text:p>
      <text:p text:style-name="Standard">and (</text:p>
      <text:p text:style-name="Standard"># People start.</text:p>
      <text:p text:style-name="Standard"><text:soft-page-break/>(</text:p>
      <text:p text:style-name="Standard"><text:s text:c="2"/>DirectoryName("*Capture*")</text:p>
      <text:p text:style-name="Standard"><text:s text:c="2"/>or DirectoryName("*Document*")</text:p>
      <text:p text:style-name="Standard"><text:s text:c="2"/>or DirectoryName("*Download*")</text:p>
      <text:p text:style-name="Standard"><text:s text:c="2"/>or DirectoryName("*Kids*")</text:p>
      <text:p text:style-name="Standard"><text:s text:c="2"/>or DirectoryName("Mail*")</text:p>
      <text:p text:style-name="Standard"><text:s text:c="2"/>or DirectoryName("*Mail")</text:p>
      <text:p text:style-name="Standard"><text:s text:c="2"/>or DirectoryName("My*")</text:p>
      <text:p text:style-name="Standard"><text:s text:c="2"/>or DirectoryName("*Person*")</text:p>
      <text:p text:style-name="Standard"><text:s text:c="2"/>or DirectoryName("Private*")</text:p>
      <text:p text:style-name="Standard"><text:s text:c="2"/>or DirectoryName("Users")</text:p>
      <text:p text:style-name="Standard"><text:s text:c="2"/></text:p>
      <text:p text:style-name="Standard"><text:s text:c="2"/># Individual People HERE:</text:p>
      <text:p text:style-name="Standard"><text:s text:c="2"/>or DirectoryName("Dgh*")</text:p>
      <text:p text:style-name="Standard">)</text:p>
      <text:p text:style-name="Standard"># People end.</text:p>
      <text:p text:style-name="Standard"/>
      <text:p text:style-name="Standard"># People</text:p>
      <text:p text:style-name="Standard">)</text:p>
      <text:p text:style-name="Standard"># People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Volume Statistics:</text:p>
      <text:p text:style-name="Standard">----------------------------------------------------------</text:p>
      <text:p text:style-name="Standard">VOLUME: C: Development</text:p>
      <text:p text:style-name="Standard">----------------------------------------------------------</text:p>
      <text:p text:style-name="Standard">----------------------------------------------------------</text:p>
      <text:p text:style-name="Standard">SUMMARY: C: Development</text:p>
      <text:p text:style-name="Standard"><text:s text:c="2"/></text:p>
      <text:p text:style-name="Standard"><text:s text:c="10"/>Volume Size: <text:s text:c="8"/>978,856,534,016 (238.978646)</text:p>
      <text:p text:style-name="Standard"><text:s text:c="10"/>Volume Used: <text:s text:c="8"/>949,542,850,560 (231.821985)</text:p>
      <text:p text:style-name="Standard"><text:s text:c="10"/>Volume Free: <text:s text:c="9"/>29,313,683,456, (7.156661)</text:p>
      <text:p text:style-name="Standard"><text:s text:c="9"/></text:p>
      <text:p text:style-name="Standard"><text:s text:c="5"/>Volume Used Calc: <text:s text:c="6"/>29365696020.480000 (7.156661)</text:p>
      <text:p text:style-name="Standard"><text:s text:c="6"/>Volume Free Adj: <text:s text:c="6"/>28436489030.485947</text:p>
      <text:p text:style-name="Standard"><text:s text:c="4"/>Bytes per cluster: <text:s text:c="18"/>4,096 bytes</text:p>
      <text:p text:style-name="Standard"/>
      <text:p text:style-name="Standard"><text:s text:c="3"/>Unfragmented Items: <text:s text:c="14"/>2,145,853</text:p>
      <text:p text:style-name="Standard"><text:s text:c="5"/>Fragmented Items: <text:s text:c="18"/>1,465</text:p>
      <text:p text:style-name="Standard"/>
      <text:p text:style-name="Standard"><text:s text:c="4"/>Unfragmented Data: <text:s text:c="8"/>495,122,706,432 bytes</text:p>
      <text:p text:style-name="Standard"><text:s text:c="6"/>Fragmented Data: <text:s text:c="8"/>454,397,538,304 bytes</text:p>
      <text:p text:style-name="Standard"/>
      <text:p text:style-name="Standard"><text:s text:c="13"/>All Gaps: <text:s text:c="17"/>54,740</text:p>
      <text:p text:style-name="Standard"><text:s text:c="13"/>All gaps: <text:s text:c="9"/>29,335,638,016 bytes</text:p>
      <text:p text:style-name="Standard"><text:s text:c="10"/>Average gap: <text:s text:c="16"/>532,480 bytes</text:p>
      <text:p text:style-name="Standard"><text:soft-page-break/><text:s text:c="11"/>Median gap: <text:s text:c="17"/>20,480 bytes</text:p>
      <text:p text:style-name="Standard"><text:s text:c="10"/>Biggest gap: <text:s text:c="12"/>364,146,688 bytes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DETAILS: C: Development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Volume label/name: <text:s text:c="9"/>C:</text:p>
      <text:p text:style-name="Standard">Volume mountpoint: <text:s text:c="9"/>C:</text:p>
      <text:p text:style-name="Standard">Volume name: <text:s text:c="15"/>\\?\Volume{92e548cb-4411-4caf-a63d-3d7229340488}</text:p>
      <text:p text:style-name="Standard">Volume type: <text:s text:c="15"/>NTFS</text:p>
      <text:p text:style-name="Standard"/>
      <text:p text:style-name="Standard">Total disk space: <text:s text:c="12"/>978,856,534,016 bytes</text:p>
      <text:p text:style-name="Standard"><text:s text:c="37"/>911.6312 gigabytes</text:p>
      <text:p text:style-name="Standard"/>
      <text:p text:style-name="Standard">Bytes per cluster: <text:s text:c="21"/>4,096 bytes</text:p>
      <text:p text:style-name="Standard">Average end-begin distance: <text:s text:c="2"/>-2,328,917.1299 clusters</text:p>
      <text:p text:style-name="Standard"><text:s text:c="38"/>-0.9745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8"/>2,145,853</text:p>
      <text:p text:style-name="Standard"><text:s text:c="2"/>Fragmented Items: <text:s text:c="12"/>1,465</text:p>
      <text:p text:style-name="Standard"><text:s/>Unfragmented Data: <text:s text:c="2"/>495,122,706,432 bytes</text:p>
      <text:p text:style-name="Standard"><text:s text:c="3"/>Fragmented Data: <text:s text:c="2"/>454,397,538,304 bytes</text:p>
      <text:p text:style-name="Standard">Gaps:</text:p>
      <text:p text:style-name="Standard"><text:s text:c="10"/>All Gaps: <text:s text:c="11"/>54,740</text:p>
      <text:p text:style-name="Standard"><text:s text:c="10"/>All gaps: <text:s text:c="3"/>29,335,638,016 bytes</text:p>
      <text:p text:style-name="Standard"><text:s text:c="7"/>Average gap: <text:s text:c="10"/>532,480 bytes</text:p>
      <text:p text:style-name="Standard"><text:s text:c="8"/>Median gap: <text:s text:c="11"/>20,480 bytes</text:p>
      <text:p text:style-name="Standard"><text:s text:c="7"/>Biggest gap: <text:s text:c="6"/>364,146,688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3"/>49,661 <text:s text:c="10"/>90.7216%</text:p>
      <text:p text:style-name="Standard"><text:s text:c="3"/>Big gaps <text:s text:c="16"/>5,079 <text:s text:c="11"/>9.2784%</text:p>
      <text:p text:style-name="Standard"><text:s text:c="16"/>----------------- -----------------</text:p>
      <text:p text:style-name="Standard"><text:s text:c="3"/>All gaps <text:s text:c="15"/>54,740 <text:s text:c="9"/>100.0000</text:p>
      <text:p text:style-name="Standard"/>
      <text:p text:style-name="Standard"><text:s text:c="3"/>----------------------------------------------------------</text:p>
      <text:p text:style-name="Standard"><text:soft-page-break/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6"/>2,874,687,488 <text:s text:c="11"/>2.6773 <text:s text:c="11"/>9.7993%</text:p>
      <text:p text:style-name="Standard"><text:s text:c="3"/>Big gaps <text:s text:c="7"/>26,460,950,528 <text:s text:c="10"/>24.6437 <text:s text:c="10"/>90.2007%</text:p>
      <text:p text:style-name="Standard"><text:s text:c="16"/>----------------- ----------------- -----------------</text:p>
      <text:p text:style-name="Standard"><text:s text:c="3"/>All gaps <text:s text:c="7"/>29,335,638,016 <text:s text:c="10"/>27.3209 <text:s text:c="9"/>100.0000%</text:p>
      <text:p text:style-name="Standard"/>
      <text:p text:style-name="Standard"><text:s text:c="3"/>Average gap <text:s text:c="11"/>532,480 <text:s text:c="11"/>0.0005 <text:s text:c="11"/>0.0018%</text:p>
      <text:p text:style-name="Standard"><text:s text:c="3"/>Median gap <text:s text:c="13"/>20,480 <text:s text:c="11"/>0.0000 <text:s text:c="11"/>0.0001%</text:p>
      <text:p text:style-name="Standard"><text:s text:c="3"/>Biggest gap <text:s text:c="7"/>364,146,688 <text:s text:c="11"/>0.3391 <text:s text:c="11"/>1.2413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0"/>1,778,881 <text:s text:c="12"/>1,454 <text:s text:c="8"/>1,780,335</text:p>
      <text:p text:style-name="Standard"><text:s text:c="3"/>Folders <text:s text:c="10"/>366,972 <text:s text:c="15"/>11 <text:s text:c="10"/>366,983</text:p>
      <text:p text:style-name="Standard"><text:s text:c="3"/>------- ----------------- ----------------- -----------------</text:p>
      <text:p text:style-name="Standard"><text:s text:c="3"/>All <text:s text:c="12"/>2,145,853 <text:s text:c="12"/>1,465 <text:s text:c="8"/>2,147,318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82.8420% <text:s text:c="10"/>0.0677% <text:s text:c="9"/>82.9097%</text:p>
      <text:p text:style-name="Standard"><text:s text:c="3"/>Folders <text:s text:c="10"/>17.0898% <text:s text:c="10"/>0.0005% <text:s text:c="9"/>17.0903%</text:p>
      <text:p text:style-name="Standard"><text:s text:c="3"/>------- ----------------- ----------------- -----------------</text:p>
      <text:p text:style-name="Standard"><text:s text:c="3"/>All <text:s text:c="14"/>99.9318% <text:s text:c="10"/>0.0682% <text:s text:c="8"/>100.0000%</text:p>
      <text:p text:style-name="Standard"/>
      <text:p text:style-name="Standard"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4"/>494,191,534,080 <text:s text:c="2"/>454,396,878,848 <text:s text:c="2"/>948,588,412,928</text:p>
      <text:p text:style-name="Standard"><text:s text:c="3"/>Folders <text:s text:c="6"/>931,172,352 <text:s text:c="10"/>659,456 <text:s text:c="6"/>931,831,808</text:p>
      <text:p text:style-name="Standard"><text:s text:c="3"/>------- ----------------- ----------------- -----------------</text:p>
      <text:p text:style-name="Standard"><text:s text:c="3"/>All <text:s text:c="6"/>495,122,706,432 <text:s text:c="2"/>454,397,538,304 <text:s text:c="2"/>949,520,244,736</text:p>
      <text:p text:style-name="Standard"><text:soft-page-break/></text:p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1"/>460.2517 <text:s text:c="9"/>423.1901 <text:s text:c="9"/>883.4418</text:p>
      <text:p text:style-name="Standard"><text:s text:c="3"/>Folders <text:s text:c="11"/>0.8672 <text:s text:c="11"/>0.0006 <text:s text:c="11"/>0.8678</text:p>
      <text:p text:style-name="Standard"><text:s text:c="3"/>------- ----------------- ----------------- -----------------</text:p>
      <text:p text:style-name="Standard"><text:s text:c="3"/>All <text:s text:c="13"/>461.1190 <text:s text:c="9"/>423.1907 <text:s text:c="9"/>884.3096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52.0464% <text:s text:c="9"/>47.8554% <text:s text:c="9"/>99.9019%</text:p>
      <text:p text:style-name="Standard"><text:s text:c="3"/>Folders <text:s text:c="11"/>0.0981% <text:s text:c="10"/>0.0001% <text:s text:c="10"/>0.0981%</text:p>
      <text:p text:style-name="Standard"><text:s text:c="3"/>------- ----------------- ----------------- -----------------</text:p>
      <text:p text:style-name="Standard"><text:s text:c="3"/>All <text:s text:c="14"/>52.1445% <text:s text:c="9"/>47.8555% <text:s text:c="8"/>100.0000%</text:p>
      <text:p text:style-name="Standard"/>
      <text:p text:style-name="Standard">----------------------------------------------------------</text:p>
      <text:p text:style-name="Standard"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4"/>492,889,671,417 <text:s text:c="2"/>520,578,481,892 1,013,468,153,309</text:p>
      <text:p text:style-name="Standard"><text:s text:c="3"/>Folders <text:s text:c="6"/>931,142,406 <text:s text:c="10"/>659,456 <text:s text:c="6"/>931,801,862</text:p>
      <text:p text:style-name="Standard"><text:s text:c="3"/>------- ----------------- ----------------- -----------------</text:p>
      <text:p text:style-name="Standard"><text:s text:c="3"/>All <text:s text:c="6"/>493,820,813,823 <text:s text:c="2"/>520,579,141,348 1,014,399,955,171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1"/>459.0393 <text:s text:c="9"/>484.8265 <text:s text:c="9"/>943.8658</text:p>
      <text:p text:style-name="Standard"><text:s text:c="3"/>Folders <text:s text:c="11"/>0.8672 <text:s text:c="11"/>0.0006 <text:s text:c="11"/>0.8678</text:p>
      <text:p text:style-name="Standard"><text:s text:c="3"/>------- ----------------- ----------------- -----------------</text:p>
      <text:p text:style-name="Standard"><text:s text:c="3"/>All <text:s text:c="13"/>459.9065 <text:s text:c="9"/>484.8271 <text:s text:c="9"/>944.7336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48.5893% <text:s text:c="9"/>51.3189% <text:s text:c="9"/>99.9081%</text:p>
      <text:p text:style-name="Standard"><text:s text:c="3"/>Folders <text:s text:c="11"/>0.0918% <text:s text:c="10"/>0.0001% <text:s text:c="10"/>0.0919%</text:p>
      <text:p text:style-name="Standard"><text:s text:c="3"/>------- ----------------- ----------------- -----------------</text:p>
      <text:p text:style-name="Standard"><text:s text:c="3"/>All <text:s text:c="14"/>48.6811% <text:s text:c="9"/>51.3189% <text:s text:c="8"/>100.0000%</text:p>
      <text:p text:style-name="Standard"/>
      <text:p text:style-name="Standard">----------------------------------------------------------</text:p>
      <text:p text:style-name="Standard"><text:soft-page-break/>Volume Detailed Statistics end.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 Detailed Report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.000000 Boot Boot 2021-11-06 11:08:08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466302 (0.195123%)</text:p>
      <text:p text:style-name="Standard"><text:s text:c="18"/>Gap: 1.923484 (0.804877%)</text:p>
      <text:p text:style-name="Standard"><text:s text:c="16"/>Total: 2.389786 (1.000000%)</text:p>
      <text:p text:style-name="Standard"/>
      <text:p text:style-name="Standard"><text:s text:c="8"/>Files/folders: <text:s text:c="12"/>2,245 (0.000093%) </text:p>
      <text:p text:style-name="Standard"><text:s text:c="12"/>Fragments: <text:s text:c="15"/>11 (0.750853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000000 (0.000000%)</text:p>
      <text:p text:style-name="Standard"><text:s text:c="13"/>Files End: 0.466302</text:p>
      <text:p text:style-name="Standard"><text:s text:c="13"/>Zone End: 2.389786 (1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6"/>Volume Rounding: 1.000000%</text:p>
      <text:p text:style-name="Standard"><text:s text:c="11"/>Actual Gap: 0.804877% (1.923484)</text:p>
      <text:p text:style-name="Standard"><text:s text:c="17"/></text:p>
      <text:p text:style-name="Standard"><text:s text:c="15"/>The desired min gap size. (GapRequested): 0.034713 <text:s/>0.501015</text:p>
      <text:p text:style-name="Standard"><text:s text:c="14"/>Must be half the zone size. (GapAdjusted): 0.034713 <text:s/>0.501015</text:p>
      <text:p text:style-name="Standard"><text:s text:c="15"/>Align to the volume evenly. (GapRounded): 1.923484 2.389786</text:p>
      <text:p text:style-name="Standard"><text:s text:c="10"/>The remaining space available. (GapAvailable): 9.220631 9.686933</text:p>
      <text:p text:style-name="Standard"><text:s text:c="6"/>The lower of adjusted and available. (GapCurrent): 1.923484 2.389786</text:p>
      <text:p text:style-name="Standard"><text:s text:c="4"/>(GapCurrent) after any code you inserted. (GapUsed): 1.923484 2.389786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42182445.152430 (0.014525%)</text:p>
      <text:p text:style-name="Standard"><text:s text:c="19"/>Total Used: 7878592348.160000 (26.878288%)</text:p>
      <text:p text:style-name="Standard"><text:s text:c="9"/>Volume Used by Zones: 7878592348.160000 (0.804877%)</text:p>
      <text:p text:style-name="Standard"/>
      <text:p text:style-name="Standard">Directory and Files Select:</text:p>
      <text:p text:style-name="Standard">---------------------------</text:p>
      <text:p text:style-name="Standard"># Boot start.</text:p>
      <text:p text:style-name="Standard"><text:soft-page-break/>ImportListFromBootOptimize()</text:p>
      <text:p text:style-name="Standard"># Boot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.000000 Boot Boot 2021-11-06 11:08:08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00000 (0.000000%)</text:p>
      <text:p text:style-name="Standard"><text:s text:c="18"/>Gap: 1.923452 (0.804864%)</text:p>
      <text:p text:style-name="Standard"><text:s text:c="16"/>Total: 1.923452 (1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466334 (0.000000%)</text:p>
      <text:p text:style-name="Standard"><text:s text:c="13"/>Files End: 0.466334</text:p>
      <text:p text:style-name="Standard"><text:s text:c="13"/>Zone End: 2.389786 (1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6"/>Volume Rounding: 1.000000%</text:p>
      <text:p text:style-name="Standard"><text:s text:c="11"/>Actual Gap: 0.804864% (1.923452)</text:p>
      <text:p text:style-name="Standard"><text:s text:c="17"/></text:p>
      <text:p text:style-name="Standard"><text:s text:c="15"/>The desired min gap size. (GapRequested): 0.034713 <text:s/>0.501047</text:p>
      <text:p text:style-name="Standard"><text:s text:c="14"/>Must be half the zone size. (GapAdjusted): 0.000000 <text:s/>0.466334</text:p>
      <text:p text:style-name="Standard"><text:s text:c="15"/>Align to the volume evenly. (GapRounded): 1.923452 2.389786</text:p>
      <text:p text:style-name="Standard"><text:s text:c="10"/>The remaining space available. (GapAvailable): 9.220671 9.687005</text:p>
      <text:p text:style-name="Standard"><text:s text:c="6"/>The lower of adjusted and available. (GapCurrent): 1.923452 2.389786</text:p>
      <text:p text:style-name="Standard"><text:s text:c="4"/>(GapCurrent) after any code you inserted. (GapUsed): 1.923452 2.389786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284364890.304860 (0.029051%)</text:p>
      <text:p text:style-name="Standard"><text:s text:c="19"/>Total Used: 15757053624.320000 (53.756219%)</text:p>
      <text:p text:style-name="Standard"><text:s text:c="9"/>Volume Used by Zones: 7878461276.160000 (0.804864%)</text:p>
      <text:p text:style-name="Standard"/>
      <text:p text:style-name="Standard">Directory and Files Select:</text:p>
      <text:p text:style-name="Standard">---------------------------</text:p>
      <text:p text:style-name="Standard"># Boot start.</text:p>
      <text:p text:style-name="Standard">ImportListFromBootOptimize()</text:p>
      <text:p text:style-name="Standard"><text:soft-page-break/># Boot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2.000000 BootData BootData 2021-11-06 11:08:08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628669 (0.263065%)</text:p>
      <text:p text:style-name="Standard"><text:s text:c="18"/>Gap: 1.761118 (0.736935%)</text:p>
      <text:p text:style-name="Standard"><text:s text:c="16"/>Total: 2.389787 (2.000000%)</text:p>
      <text:p text:style-name="Standard"/>
      <text:p text:style-name="Standard"><text:s text:c="8"/>Files/folders: <text:s text:c="15"/>97 (0.004517%) </text:p>
      <text:p text:style-name="Standard"><text:s text:c="12"/>Fragments: <text:s text:c="16"/>5 (0.343407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.389786 (0.000000%)</text:p>
      <text:p text:style-name="Standard"><text:s text:c="13"/>Files End: 3.018455</text:p>
      <text:p text:style-name="Standard"><text:s text:c="13"/>Zone End: 4.779573 (2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6"/>Volume Rounding: 1.000000%</text:p>
      <text:p text:style-name="Standard"><text:s text:c="11"/>Actual Gap: 0.736935% (1.761118)</text:p>
      <text:p text:style-name="Standard"><text:s text:c="17"/></text:p>
      <text:p text:style-name="Standard"><text:s text:c="15"/>The desired min gap size. (GapRequested): 0.034713 <text:s/>3.053168</text:p>
      <text:p text:style-name="Standard"><text:s text:c="14"/>Must be half the zone size. (GapAdjusted): 0.034713 <text:s/>3.053168</text:p>
      <text:p text:style-name="Standard"><text:s text:c="15"/>Align to the volume evenly. (GapRounded): 1.761118 4.779573</text:p>
      <text:p text:style-name="Standard"><text:s text:c="10"/>The remaining space available. (GapAvailable): 6.718847 9.737302</text:p>
      <text:p text:style-name="Standard"><text:s text:c="6"/>The lower of adjusted and available. (GapCurrent): 1.761118 4.779573</text:p>
      <text:p text:style-name="Standard"><text:s text:c="4"/>(GapCurrent) after any code you inserted. (GapUsed): 1.761118 4.77957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426547335.457290 (0.043576%)</text:p>
      <text:p text:style-name="Standard"><text:s text:c="19"/>Total Used: 22970592624.639999 (78.365941%)</text:p>
      <text:p text:style-name="Standard"><text:s text:c="9"/>Volume Used by Zones: 7213539000.320000 (0.736935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Boot - Data files.</text:p>
      <text:p text:style-name="Standard"><text:s text:c="16"/>not(</text:p>
      <text:p text:style-name="Standard"><text:soft-page-break/><text:s text:c="21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2.000000 BootData BootData 2021-11-06 11:08:08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00000 (0.000000%)</text:p>
      <text:p text:style-name="Standard"><text:s text:c="18"/>Gap: 1.761064 (0.736913%)</text:p>
      <text:p text:style-name="Standard"><text:s text:c="16"/>Total: 1.761064 (2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3.018509 (0.000000%)</text:p>
      <text:p text:style-name="Standard"><text:s text:c="13"/>Files End: 3.018509</text:p>
      <text:p text:style-name="Standard"><text:s text:c="13"/>Zone End: 4.779573 (2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6"/>Volume Rounding: 1.000000%</text:p>
      <text:p text:style-name="Standard"><text:s text:c="11"/>Actual Gap: 0.736913% (1.761064)</text:p>
      <text:p text:style-name="Standard"><text:s text:c="17"/></text:p>
      <text:p text:style-name="Standard"><text:s text:c="15"/>The desired min gap size. (GapRequested): 0.034713 <text:s/>3.053222</text:p>
      <text:p text:style-name="Standard"><text:s text:c="14"/>Must be half the zone size. (GapAdjusted): 0.000000 <text:s/>3.018509</text:p>
      <text:p text:style-name="Standard"><text:s text:c="15"/>Align to the volume evenly. (GapRounded): 1.761064 4.779573</text:p>
      <text:p text:style-name="Standard"><text:s text:c="10"/>The remaining space available. (GapAvailable): 6.719056 9.737565</text:p>
      <text:p text:style-name="Standard"><text:s text:c="6"/>The lower of adjusted and available. (GapCurrent): 1.761064 4.779573</text:p>
      <text:p text:style-name="Standard"><text:s text:c="4"/>(GapCurrent) after any code you inserted. (GapUsed): 1.761064 4.779573</text:p>
      <text:p text:style-name="Standard"><text:s text:c="5"/></text:p>
      <text:p text:style-name="Standard"><text:s text:c="3"/>Free Space after Zone:</text:p>
      <text:p text:style-name="Standard"><text:soft-page-break/><text:s text:c="3"/>------------------------</text:p>
      <text:p text:style-name="Standard"><text:s text:c="14"/>Total Requested: 568729780.609720 (0.058101%)</text:p>
      <text:p text:style-name="Standard"><text:s text:c="19"/>Total Used: 30183910440.959999 (102.974758%)</text:p>
      <text:p text:style-name="Standard"><text:s text:c="9"/>Volume Used by Zones: 7213317816.320000 (0.736913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Boot - Data files.</text:p>
      <text:p text:style-name="Standard"><text:s text:c="16"/>not(</text:p>
      <text:p text:style-name="Standard"><text:s text:c="21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5.000000 Programs Programs 2021-11-06 11:08:08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10.203322 (4.269554%)</text:p>
      <text:p text:style-name="Standard"><text:s text:c="18"/>Gap: 4.135398 (1.730447%)</text:p>
      <text:p text:style-name="Standard"><text:s text:c="16"/>Total: 14.338720 (8.000000%)</text:p>
      <text:p text:style-name="Standard"/>
      <text:p text:style-name="Standard"><text:s text:c="8"/>Files/folders: <text:s text:c="10"/>287,292 (0.013366%) </text:p>
      <text:p text:style-name="Standard"><text:s text:c="12"/>Fragments: <text:s text:c="14"/>166 (11.432507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4.779572 (0.000000%)</text:p>
      <text:p text:style-name="Standard"><text:s text:c="13"/>Files End: 14.982894</text:p>
      <text:p text:style-name="Standard"><text:s text:c="13"/>Zone End: 19.118292 (8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6"/>Volume Rounding: 2.000000%</text:p>
      <text:p text:style-name="Standard"><text:soft-page-break/><text:s text:c="11"/>Actual Gap: 1.730447% (4.135398)</text:p>
      <text:p text:style-name="Standard"><text:s text:c="17"/></text:p>
      <text:p text:style-name="Standard"><text:s text:c="15"/>The desired min gap size. (GapRequested): 0.069425 <text:s/>15.052319</text:p>
      <text:p text:style-name="Standard"><text:s text:c="14"/>Must be half the zone size. (GapAdjusted): 0.069425 <text:s/>15.052319</text:p>
      <text:p text:style-name="Standard"><text:s text:c="15"/>Align to the volume evenly. (GapRounded): 4.135398 19.118292</text:p>
      <text:p text:style-name="Standard"><text:s text:c="10"/>The remaining space available. (GapAvailable): 5.997669 20.980563</text:p>
      <text:p text:style-name="Standard"><text:s text:c="6"/>The lower of adjusted and available. (GapCurrent): 4.135398 19.118292</text:p>
      <text:p text:style-name="Standard"><text:s text:c="4"/>(GapCurrent) after any code you inserted. (GapUsed): 4.135398 19.118292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853094670.914579 (0.087152%)</text:p>
      <text:p text:style-name="Standard"><text:s text:c="19"/>Total Used: 47122499338.239998 (162.201025%)</text:p>
      <text:p text:style-name="Standard"><text:s text:c="9"/>Volume Used by Zones: 16938588897.279999 (1.730447%)</text:p>
      <text:p text:style-name="Standard"/>
      <text:p text:style-name="Standard">Directory and Files Select:</text:p>
      <text:p text:style-name="Standard">---------------------------</text:p>
      <text:p text:style-name="Standard"># Program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oft-page-break/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<text:soft-page-break/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oft-page-break/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Programs</text:p>
      <text:p text:style-name="Standard">and (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# Programs</text:p>
      <text:p text:style-name="Standard">)</text:p>
      <text:p text:style-name="Standard"># Programs end.</text:p>
      <text:p text:style-name="Standard"><text:soft-page-break/></text:p>
      <text:p text:style-name="Standard"><text:s text:c="16"/>and not(</text:p>
      <text:p text:style-name="Standard"><text:s text:c="21"/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21"/>or </text:p>
      <text:p text:style-name="Standard"><text:s text:c="21"/>DirectoryName("Windows*")</text:p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5.000000 Programs Programs 2021-11-06 11:08:08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00000 (0.000000%)</text:p>
      <text:p text:style-name="Standard"><text:s text:c="18"/>Gap: 4.135298 (1.730405%)</text:p>
      <text:p text:style-name="Standard"><text:s text:c="16"/>Total: 4.135298 (8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><text:soft-page-break/></text:p>
      <text:p text:style-name="Standard"><text:s text:c="3"/>Location:</text:p>
      <text:p text:style-name="Standard"><text:s text:c="3"/>------------------------</text:p>
      <text:p text:style-name="Standard"><text:s text:c="11"/>Zone Start: 14.982994 (0.000000%)</text:p>
      <text:p text:style-name="Standard"><text:s text:c="13"/>Files End: 14.982994</text:p>
      <text:p text:style-name="Standard"><text:s text:c="13"/>Zone End: 19.118292 (8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6"/>Volume Rounding: 2.000000%</text:p>
      <text:p text:style-name="Standard"><text:s text:c="11"/>Actual Gap: 1.730405% (4.135298)</text:p>
      <text:p text:style-name="Standard"><text:s text:c="17"/></text:p>
      <text:p text:style-name="Standard"><text:s text:c="15"/>The desired min gap size. (GapRequested): 0.069425 <text:s/>15.052419</text:p>
      <text:p text:style-name="Standard"><text:s text:c="14"/>Must be half the zone size. (GapAdjusted): 0.000000 <text:s/>14.982994</text:p>
      <text:p text:style-name="Standard"><text:s text:c="15"/>Align to the volume evenly. (GapRounded): 4.135298 19.118292</text:p>
      <text:p text:style-name="Standard"><text:s text:c="10"/>The remaining space available. (GapAvailable): 5.938179 20.921173</text:p>
      <text:p text:style-name="Standard"><text:s text:c="6"/>The lower of adjusted and available. (GapCurrent): 4.135298 19.118292</text:p>
      <text:p text:style-name="Standard"><text:s text:c="4"/>(GapCurrent) after any code you inserted. (GapUsed): 4.135298 19.118292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137459561.219438 (0.116203%)</text:p>
      <text:p text:style-name="Standard"><text:s text:c="19"/>Total Used: 64060678635.519997 (230.067606%)</text:p>
      <text:p text:style-name="Standard"><text:s text:c="9"/>Volume Used by Zones: 16938179297.279999 (1.730405%)</text:p>
      <text:p text:style-name="Standard"/>
      <text:p text:style-name="Standard">Directory and Files Select:</text:p>
      <text:p text:style-name="Standard">---------------------------</text:p>
      <text:p text:style-name="Standard"># Program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oft-page-break/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oft-page-break/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oft-page-break/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Programs</text:p>
      <text:p text:style-name="Standard">and (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oft-page-break/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 text:c="21"/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21"/>or </text:p>
      <text:p text:style-name="Standard"><text:s text:c="21"/>DirectoryName("Windows*")</text:p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6.000000 ProgramsWindows !ZoneLabelProgramsWidows! 2021-11-06 11:08:08</text:p>
      <text:p text:style-name="Standard"><text:soft-page-break/></text:p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5.330264 (2.230435%)</text:p>
      <text:p text:style-name="Standard"><text:s text:c="18"/>Gap: 4.228883 (1.769565%)</text:p>
      <text:p text:style-name="Standard"><text:s text:c="16"/>Total: 9.559147 (12.000000%)</text:p>
      <text:p text:style-name="Standard"/>
      <text:p text:style-name="Standard"><text:s text:c="8"/>Files/folders: <text:s text:c="10"/>366,114 (0.017045%) </text:p>
      <text:p text:style-name="Standard"><text:s text:c="12"/>Fragments: <text:s text:c="14"/>165 (12.240356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9.118291 (0.000000%)</text:p>
      <text:p text:style-name="Standard"><text:s text:c="13"/>Files End: 24.448555</text:p>
      <text:p text:style-name="Standard"><text:s text:c="13"/>Zone End: 28.677438 (12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6"/>Volume Rounding: 2.000000%</text:p>
      <text:p text:style-name="Standard"><text:s text:c="11"/>Actual Gap: 1.769565% (4.228883)</text:p>
      <text:p text:style-name="Standard"><text:s text:c="17"/></text:p>
      <text:p text:style-name="Standard"><text:s text:c="15"/>The desired min gap size. (GapRequested): 0.069425 <text:s/>24.517980</text:p>
      <text:p text:style-name="Standard"><text:s text:c="14"/>Must be half the zone size. (GapAdjusted): 0.069425 <text:s/>24.517980</text:p>
      <text:p text:style-name="Standard"><text:s text:c="15"/>Align to the volume evenly. (GapRounded): 4.228883 28.677438</text:p>
      <text:p text:style-name="Standard"><text:s text:c="10"/>The remaining space available. (GapAvailable): 8.223377 32.671932</text:p>
      <text:p text:style-name="Standard"><text:s text:c="6"/>The lower of adjusted and available. (GapCurrent): 4.228883 28.677438</text:p>
      <text:p text:style-name="Standard"><text:s text:c="4"/>(GapCurrent) after any code you inserted. (GapUsed): 4.228883 28.677438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421824451.524297 (0.145254%)</text:p>
      <text:p text:style-name="Standard"><text:s text:c="19"/>Total Used: 81382181437.439972 (292.696093%)</text:p>
      <text:p text:style-name="Standard"><text:s text:c="9"/>Volume Used by Zones: 17321502801.919983 (1.769565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s - Windows folder.</text:p>
      <text:p text:style-name="Standard"><text:s text:c="16"/>not(</text:p>
      <text:p text:style-name="Standard"><text:s text:c="16"/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oft-page-break/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6.000000 ProgramsWindows !ZoneLabelProgramsWidows! 2021-11-06 11:08:08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00000 (0.000000%)</text:p>
      <text:p text:style-name="Standard"><text:s text:c="18"/>Gap: 4.228681 (1.769480%)</text:p>
      <text:p text:style-name="Standard"><text:s text:c="16"/>Total: 4.228681 (12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4.448757 (0.000000%)</text:p>
      <text:p text:style-name="Standard"><text:s text:c="13"/>Files End: 24.448757</text:p>
      <text:p text:style-name="Standard"><text:s text:c="13"/>Zone End: 28.677438 (12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6"/>Volume Rounding: 2.000000%</text:p>
      <text:p text:style-name="Standard"><text:soft-page-break/><text:s text:c="11"/>Actual Gap: 1.769480% (4.228681)</text:p>
      <text:p text:style-name="Standard"><text:s text:c="17"/></text:p>
      <text:p text:style-name="Standard"><text:s text:c="15"/>The desired min gap size. (GapRequested): 0.069425 <text:s/>24.518182</text:p>
      <text:p text:style-name="Standard"><text:s text:c="14"/>Must be half the zone size. (GapAdjusted): 0.000000 <text:s/>24.448757</text:p>
      <text:p text:style-name="Standard"><text:s text:c="15"/>Align to the volume evenly. (GapRounded): 4.228681 28.677438</text:p>
      <text:p text:style-name="Standard"><text:s text:c="10"/>The remaining space available. (GapAvailable): 8.223175 32.671932</text:p>
      <text:p text:style-name="Standard"><text:s text:c="6"/>The lower of adjusted and available. (GapCurrent): 4.228681 28.677438</text:p>
      <text:p text:style-name="Standard"><text:s text:c="4"/>(GapCurrent) after any code you inserted. (GapUsed): 4.228681 28.677438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706189341.829156 (0.174304%)</text:p>
      <text:p text:style-name="Standard"><text:s text:c="19"/>Total Used: 98702856847.359985 (356.661861%)</text:p>
      <text:p text:style-name="Standard"><text:s text:c="9"/>Volume Used by Zones: 17320675409.920013 (1.769480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s - Windows folder.</text:p>
      <text:p text:style-name="Standard"><text:s text:c="16"/>not(</text:p>
      <text:p text:style-name="Standard"><text:s text:c="16"/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16"/>)</text:p>
      <text:p text:style-name="Standard"><text:s text:c="15"/></text:p>
      <text:p text:style-name="Standard"><text:soft-page-break/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7.000000 ProgramsData ProgramsData 2021-11-06 11:08:08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6.053493 (2.533069%)</text:p>
      <text:p text:style-name="Standard"><text:s text:c="18"/>Gap: -0.360184 (-0.150718%)</text:p>
      <text:p text:style-name="Standard"><text:s text:c="16"/>Total: 5.693309 (14.382350%)</text:p>
      <text:p text:style-name="Standard"/>
      <text:p text:style-name="Standard"><text:s text:c="8"/>Files/folders: <text:s text:c="11"/>13,769 (0.000605%) </text:p>
      <text:p text:style-name="Standard"><text:s text:c="12"/>Fragments: <text:s text:c="15"/>22 (1.807724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8.677437 (0.000000%)</text:p>
      <text:p text:style-name="Standard"><text:s text:c="13"/>Files End: 34.730930</text:p>
      <text:p text:style-name="Standard"><text:s text:c="13"/>Zone End: 34.370746 (14.38235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6"/>Volume Rounding: 2.000000%</text:p>
      <text:p text:style-name="Standard"><text:s text:c="11"/>Actual Gap: -0.150718% (-0.360184)</text:p>
      <text:p text:style-name="Standard"><text:s text:c="17"/></text:p>
      <text:p text:style-name="Standard"><text:s text:c="15"/>The desired min gap size. (GapRequested): 0.069425 <text:s/>34.800355</text:p>
      <text:p text:style-name="Standard"><text:s text:c="14"/>Must be half the zone size. (GapAdjusted): 0.069425 <text:s/>34.800355</text:p>
      <text:p text:style-name="Standard"><text:s text:c="15"/>Align to the volume evenly. (GapRounded): 3.505653 38.236583</text:p>
      <text:p text:style-name="Standard"><text:s text:c="10"/>The remaining space available. (GapAvailable): -0.360184 34.370746</text:p>
      <text:p text:style-name="Standard"><text:s text:c="6"/>The lower of adjusted and available. (GapCurrent): -0.360184 34.370746</text:p>
      <text:p text:style-name="Standard"><text:s text:c="4"/>(GapCurrent) after any code you inserted. (GapUsed): -0.360184 34.370746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990554232.134015 (0.203355%)</text:p>
      <text:p text:style-name="Standard"><text:s text:c="19"/>Total Used: 97227543183.354980 (351.745393%)</text:p>
      <text:p text:style-name="Standard"><text:s text:c="9"/>Volume Used by Zones: -1475313664.005005 (-0.150718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s - Data files.</text:p>
      <text:p text:style-name="Standard"><text:s text:c="16"/>not(</text:p>
      <text:p text:style-name="Standard"><text:s text:c="16"/># Os PageHiberDump start.</text:p>
      <text:p text:style-name="Standard">(</text:p>
      <text:p text:style-name="Standard"><text:soft-page-break/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7.000000 ProgramsData ProgramsData 2021-11-06 11:08:08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00000 (0.000000%)</text:p>
      <text:p text:style-name="Standard"><text:s text:c="18"/>Gap: -0.708281 (-0.296378%)</text:p>
      <text:p text:style-name="Standard"><text:s text:c="16"/>Total: -0.708281 (14.23669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34.730930 (0.000000%)</text:p>
      <text:p text:style-name="Standard"><text:s text:c="13"/>Files End: 34.730930</text:p>
      <text:p text:style-name="Standard"><text:s text:c="13"/>Zone End: 34.022649 (14.23669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6"/>Volume Rounding: 2.000000%</text:p>
      <text:p text:style-name="Standard"><text:s text:c="11"/>Actual Gap: -0.296378% (-0.708281)</text:p>
      <text:p text:style-name="Standard"><text:s text:c="17"/></text:p>
      <text:p text:style-name="Standard"><text:s text:c="15"/>The desired min gap size. (GapRequested): 0.069425 <text:s/>34.800355</text:p>
      <text:p text:style-name="Standard"><text:s text:c="14"/>Must be half the zone size. (GapAdjusted): 0.000000 <text:s/>34.730930</text:p>
      <text:p text:style-name="Standard"><text:s text:c="15"/>Align to the volume evenly. (GapRounded): 3.505653 38.236583</text:p>
      <text:p text:style-name="Standard"><text:s text:c="10"/>The remaining space available. (GapAvailable): -0.708281 34.022649</text:p>
      <text:p text:style-name="Standard"><text:s text:c="6"/>The lower of adjusted and available. (GapCurrent): -0.708281 34.022649</text:p>
      <text:p text:style-name="Standard"><text:s text:c="4"/>(GapCurrent) after any code you inserted. (GapUsed): -0.708281 34.022649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2274919122.438874 (0.232406%)</text:p>
      <text:p text:style-name="Standard"><text:soft-page-break/><text:s text:c="19"/>Total Used: 94326424207.349976 (341.496906%)</text:p>
      <text:p text:style-name="Standard"><text:s text:c="9"/>Volume Used by Zones: -2901118976.005005 (-0.296378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s - Data files.</text:p>
      <text:p text:style-name="Standard"><text:s text:c="16"/>not(</text:p>
      <text:p text:style-name="Standard"><text:s text:c="16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8.000000 IdeScripts IdeScripts 2021-11-06 11:08:08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1.860913 (0.778694%)</text:p>
      <text:p text:style-name="Standard"><text:s text:c="18"/>Gap: 0.000001 (0.000000%)</text:p>
      <text:p text:style-name="Standard"><text:s text:c="16"/>Total: 1.860914 (15.015384%)</text:p>
      <text:p text:style-name="Standard"/>
      <text:p text:style-name="Standard"><text:s text:c="8"/>Files/folders: <text:s text:c="10"/>137,481 (0.006380%) </text:p>
      <text:p text:style-name="Standard"><text:s text:c="12"/>Fragments: <text:s text:c="16"/>2 (0.166389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34.022648 (0.000000%)</text:p>
      <text:p text:style-name="Standard"><text:s text:c="13"/>Files End: 35.883561</text:p>
      <text:p text:style-name="Standard"><text:s text:c="13"/>Zone End: 35.883562 (15.015384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6"/>Volume Rounding: 1.000000%</text:p>
      <text:p text:style-name="Standard"><text:s text:c="11"/>Actual Gap: 0.000000% (0.000001)</text:p>
      <text:p text:style-name="Standard"><text:s text:c="17"/></text:p>
      <text:p text:style-name="Standard"><text:soft-page-break/><text:s text:c="15"/>The desired min gap size. (GapRequested): 0.347125 <text:s/>36.230686</text:p>
      <text:p text:style-name="Standard"><text:s text:c="14"/>Must be half the zone size. (GapAdjusted): 0.347125 <text:s/>36.230686</text:p>
      <text:p text:style-name="Standard"><text:s text:c="15"/>Align to the volume evenly. (GapRounded): 2.353022 38.236583</text:p>
      <text:p text:style-name="Standard"><text:s text:c="10"/>The remaining space available. (GapAvailable): 0.000001 35.883562</text:p>
      <text:p text:style-name="Standard"><text:s text:c="6"/>The lower of adjusted and available. (GapCurrent): 0.000001 35.883562</text:p>
      <text:p text:style-name="Standard"><text:s text:c="4"/>(GapCurrent) after any code you inserted. (GapUsed): 0.000001 35.883562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3696743573.963172 (0.377659%)</text:p>
      <text:p text:style-name="Standard"><text:s text:c="19"/>Total Used: 94326428303.344971 (341.688450%)</text:p>
      <text:p text:style-name="Standard"><text:s text:c="9"/>Volume Used by Zones: 4095.994995 (0.000000%)</text:p>
      <text:p text:style-name="Standard"/>
      <text:p text:style-name="Standard">Directory and Files Select:</text:p>
      <text:p text:style-name="Standard">---------------------------</text:p>
      <text:p text:style-name="Standard"># IdeScript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oft-page-break/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><text:soft-page-break/></text:p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oft-page-break/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IdeScripts</text:p>
      <text:p text:style-name="Standard">and ( </text:p>
      <text:p text:style-name="Standard"># Ide start.</text:p>
      <text:p text:style-name="Standard">(</text:p>
      <text:p text:style-name="Standard"><text:s text:c="4"/>DirectoryName("Ide*")</text:p>
      <text:p text:style-name="Standard"><text:s text:c="4"/>or DirectoryName("Java*")</text:p>
      <text:p text:style-name="Standard"><text:s text:c="4"/>or DirectoryName("Os")</text:p>
      <text:p text:style-name="Standard">)</text:p>
      <text:p text:style-name="Standard"># Ide end.</text:p>
      <text:p text:style-name="Standard"/>
      <text:p text:style-name="Standard"># IdeScripts</text:p>
      <text:p text:style-name="Standard">or <text:s/></text:p>
      <text:p text:style-name="Standard"># Scripts start.</text:p>
      <text:p text:style-name="Standard">(</text:p>
      <text:p text:style-name="Standard"><text:s text:c="2"/>DirectoryName("*Script*")</text:p>
      <text:p text:style-name="Standard">)</text:p>
      <text:p text:style-name="Standard"># Scripts end.</text:p>
      <text:p text:style-name="Standard"/>
      <text:p text:style-name="Standard"># IdeScripts</text:p>
      <text:p text:style-name="Standard">)</text:p>
      <text:p text:style-name="Standard"># IdeScripts end.</text:p>
      <text:p text:style-name="Standard"><text:s text:c="15"/></text:p>
      <text:p text:style-name="Standard"><text:soft-page-break/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8.000000 IdeScripts IdeScripts 2021-11-06 11:08:08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00000 (0.000000%)</text:p>
      <text:p text:style-name="Standard"><text:s text:c="18"/>Gap: -1.860913 (-0.778694%)</text:p>
      <text:p text:style-name="Standard"><text:s text:c="16"/>Total: -1.860913 (14.23669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35.883562 (0.000000%)</text:p>
      <text:p text:style-name="Standard"><text:s text:c="13"/>Files End: 35.883562</text:p>
      <text:p text:style-name="Standard"><text:s text:c="13"/>Zone End: 34.022649 (14.23669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6"/>Volume Rounding: 1.000000%</text:p>
      <text:p text:style-name="Standard"><text:s text:c="11"/>Actual Gap: -0.778694% (-1.860913)</text:p>
      <text:p text:style-name="Standard"><text:s text:c="17"/></text:p>
      <text:p text:style-name="Standard"><text:s text:c="15"/>The desired min gap size. (GapRequested): 0.347125 <text:s/>36.230687</text:p>
      <text:p text:style-name="Standard"><text:s text:c="14"/>Must be half the zone size. (GapAdjusted): 0.000000 <text:s/>35.883562</text:p>
      <text:p text:style-name="Standard"><text:s text:c="15"/>Align to the volume evenly. (GapRounded): 2.353021 38.236583</text:p>
      <text:p text:style-name="Standard"><text:s text:c="10"/>The remaining space available. (GapAvailable): -1.860913 34.022649</text:p>
      <text:p text:style-name="Standard"><text:s text:c="6"/>The lower of adjusted and available. (GapCurrent): -1.860913 34.022649</text:p>
      <text:p text:style-name="Standard"><text:s text:c="4"/>(GapCurrent) after any code you inserted. (GapUsed): -1.860913 34.022649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5118568025.487470 (0.522913%)</text:p>
      <text:p text:style-name="Standard"><text:s text:c="19"/>Total Used: 86704128655.339966 (314.078938%)</text:p>
      <text:p text:style-name="Standard"><text:s text:c="9"/>Volume Used by Zones: -7622299648.005005 (-0.778694%)</text:p>
      <text:p text:style-name="Standard"/>
      <text:p text:style-name="Standard">Directory and Files Select:</text:p>
      <text:p text:style-name="Standard">---------------------------</text:p>
      <text:p text:style-name="Standard"># IdeScript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<text:soft-page-break/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oft-page-break/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<text:soft-page-break/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<text:soft-page-break/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IdeScripts</text:p>
      <text:p text:style-name="Standard">and ( </text:p>
      <text:p text:style-name="Standard"># Ide start.</text:p>
      <text:p text:style-name="Standard">(</text:p>
      <text:p text:style-name="Standard"><text:s text:c="4"/>DirectoryName("Ide*")</text:p>
      <text:p text:style-name="Standard"><text:s text:c="4"/>or DirectoryName("Java*")</text:p>
      <text:p text:style-name="Standard"><text:s text:c="4"/>or DirectoryName("Os")</text:p>
      <text:p text:style-name="Standard">)</text:p>
      <text:p text:style-name="Standard"># Ide end.</text:p>
      <text:p text:style-name="Standard"/>
      <text:p text:style-name="Standard"># IdeScripts</text:p>
      <text:p text:style-name="Standard">or <text:s/></text:p>
      <text:p text:style-name="Standard"># Scripts start.</text:p>
      <text:p text:style-name="Standard">(</text:p>
      <text:p text:style-name="Standard"><text:s text:c="2"/>DirectoryName("*Script*")</text:p>
      <text:p text:style-name="Standard">)</text:p>
      <text:p text:style-name="Standard"># Scripts end.</text:p>
      <text:p text:style-name="Standard"/>
      <text:p text:style-name="Standard"># IdeScripts</text:p>
      <text:p text:style-name="Standard">)</text:p>
      <text:p text:style-name="Standard"># IdeScripts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9.000000 DevToDo DevToDo 2021-11-06 11:08:09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7.495786 (3.136592%)</text:p>
      <text:p text:style-name="Standard"><text:s text:c="18"/>Gap: 0.000001 (0.000000%)</text:p>
      <text:p text:style-name="Standard"><text:s text:c="16"/>Total: 7.495787 (17.373282%)</text:p>
      <text:p text:style-name="Standard"/>
      <text:p text:style-name="Standard"><text:s text:c="8"/>Files/folders: <text:s text:c="10"/>444,185 (0.020677%) </text:p>
      <text:p text:style-name="Standard"><text:s text:c="12"/>Fragments: <text:s text:c="14"/>150 (12.458472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34.022648 (0.000000%)</text:p>
      <text:p text:style-name="Standard"><text:soft-page-break/><text:s text:c="13"/>Files End: 41.518434</text:p>
      <text:p text:style-name="Standard"><text:s text:c="13"/>Zone End: 41.518435 (17.373282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6"/>Volume Rounding: 1.000000%</text:p>
      <text:p text:style-name="Standard"><text:s text:c="11"/>Actual Gap: 0.000000% (0.000001)</text:p>
      <text:p text:style-name="Standard"><text:s text:c="17"/></text:p>
      <text:p text:style-name="Standard"><text:s text:c="15"/>The desired min gap size. (GapRequested): 0.347125 <text:s/>41.865559</text:p>
      <text:p text:style-name="Standard"><text:s text:c="14"/>Must be half the zone size. (GapAdjusted): 0.347125 <text:s/>41.865559</text:p>
      <text:p text:style-name="Standard"><text:s text:c="15"/>Align to the volume evenly. (GapRounded): 1.497722 43.016156</text:p>
      <text:p text:style-name="Standard"><text:s text:c="10"/>The remaining space available. (GapAvailable): 0.000001 41.518435</text:p>
      <text:p text:style-name="Standard"><text:s text:c="6"/>The lower of adjusted and available. (GapCurrent): 0.000001 41.518435</text:p>
      <text:p text:style-name="Standard"><text:s text:c="4"/>(GapCurrent) after any code you inserted. (GapUsed): 0.000001 41.518435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6540392477.011767 (0.668167%)</text:p>
      <text:p text:style-name="Standard"><text:s text:c="19"/>Total Used: 86704132751.334961 (314.043912%)</text:p>
      <text:p text:style-name="Standard"><text:s text:c="9"/>Volume Used by Zones: 4095.994995 (0.000000%)</text:p>
      <text:p text:style-name="Standard"/>
      <text:p text:style-name="Standard">Directory and Files Select:</text:p>
      <text:p text:style-name="Standard">---------------------------</text:p>
      <text:p text:style-name="Standard"># DevToDo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oft-page-break/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oft-page-break/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oft-page-break/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DevToDo</text:p>
      <text:p text:style-name="Standard">and ( </text:p>
      <text:p text:style-name="Standard"># Dev start.</text:p>
      <text:p text:style-name="Standard">(</text:p>
      <text:p text:style-name="Standard"><text:s text:c="2"/>DirectoryName("*Dev") </text:p>
      <text:p text:style-name="Standard"><text:s text:c="2"/>or DirectoryName("Dev *") </text:p>
      <text:p text:style-name="Standard"><text:s text:c="2"/>or DirectoryName("*Development*") </text:p>
      <text:p text:style-name="Standard"><text:s text:c="2"/>or DirectoryName("DsVs*") </text:p>
      <text:p text:style-name="Standard"><text:s text:c="2"/>or DirectoryName("Srt*") </text:p>
      <text:p text:style-name="Standard">)</text:p>
      <text:p text:style-name="Standard"># Dev end.</text:p>
      <text:p text:style-name="Standard"/>
      <text:p text:style-name="Standard"># DevToDo</text:p>
      <text:p text:style-name="Standard"><text:soft-page-break/>or </text:p>
      <text:p text:style-name="Standard"># ToDo start.</text:p>
      <text:p text:style-name="Standard">(</text:p>
      <text:p text:style-name="Standard"><text:s text:c="2"/>DirectoryName("*ToDo*")</text:p>
      <text:p text:style-name="Standard">)</text:p>
      <text:p text:style-name="Standard"># ToDo end.</text:p>
      <text:p text:style-name="Standard"/>
      <text:p text:style-name="Standard"># DevToDo</text:p>
      <text:p text:style-name="Standard">)</text:p>
      <text:p text:style-name="Standard"># DevToDo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9.000000 DevToDo DevToDo 2021-11-06 11:08:09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00000 (0.000000%)</text:p>
      <text:p text:style-name="Standard"><text:s text:c="18"/>Gap: -7.984032 (-3.340898%)</text:p>
      <text:p text:style-name="Standard"><text:s text:c="16"/>Total: -7.984032 (14.236964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42.007335 (0.000000%)</text:p>
      <text:p text:style-name="Standard"><text:s text:c="13"/>Files End: 42.007335</text:p>
      <text:p text:style-name="Standard"><text:s text:c="13"/>Zone End: 34.023303 (14.236964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6"/>Volume Rounding: 1.000000%</text:p>
      <text:p text:style-name="Standard"><text:s text:c="11"/>Actual Gap: -3.340898% (-7.984032)</text:p>
      <text:p text:style-name="Standard"><text:s text:c="17"/></text:p>
      <text:p text:style-name="Standard"><text:s text:c="15"/>The desired min gap size. (GapRequested): 0.347125 <text:s/>42.354460</text:p>
      <text:p text:style-name="Standard"><text:s text:c="14"/>Must be half the zone size. (GapAdjusted): 0.000000 <text:s/>42.007335</text:p>
      <text:p text:style-name="Standard"><text:s text:c="15"/>Align to the volume evenly. (GapRounded): 1.008821 43.016156</text:p>
      <text:p text:style-name="Standard"><text:s text:c="10"/>The remaining space available. (GapAvailable): -7.984032 34.023303</text:p>
      <text:p text:style-name="Standard"><text:s text:c="6"/>The lower of adjusted and available. (GapCurrent): -7.984032 34.023303</text:p>
      <text:p text:style-name="Standard"><text:s text:c="4"/>(GapCurrent) after any code you inserted. (GapUsed): -7.984032 34.02330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oft-page-break/><text:s text:c="14"/>Total Requested: 7962216928.536065 (0.813420%)</text:p>
      <text:p text:style-name="Standard"><text:s text:c="19"/>Total Used: 54001537679.329956 (199.856976%)</text:p>
      <text:p text:style-name="Standard"><text:s text:c="9"/>Volume Used by Zones: -32702595072.005005 (-3.340898%)</text:p>
      <text:p text:style-name="Standard"/>
      <text:p text:style-name="Standard">Directory and Files Select:</text:p>
      <text:p text:style-name="Standard">---------------------------</text:p>
      <text:p text:style-name="Standard"># DevToDo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<text:soft-page-break/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oft-page-break/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<text:soft-page-break/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DevToDo</text:p>
      <text:p text:style-name="Standard">and ( </text:p>
      <text:p text:style-name="Standard"># Dev start.</text:p>
      <text:p text:style-name="Standard">(</text:p>
      <text:p text:style-name="Standard"><text:s text:c="2"/>DirectoryName("*Dev") </text:p>
      <text:p text:style-name="Standard"><text:s text:c="2"/>or DirectoryName("Dev *") </text:p>
      <text:p text:style-name="Standard"><text:s text:c="2"/>or DirectoryName("*Development*") </text:p>
      <text:p text:style-name="Standard"><text:s text:c="2"/>or DirectoryName("DsVs*") </text:p>
      <text:p text:style-name="Standard"><text:s text:c="2"/>or DirectoryName("Srt*") </text:p>
      <text:p text:style-name="Standard">)</text:p>
      <text:p text:style-name="Standard"># Dev end.</text:p>
      <text:p text:style-name="Standard"/>
      <text:p text:style-name="Standard"># DevToDo</text:p>
      <text:p text:style-name="Standard">or </text:p>
      <text:p text:style-name="Standard"># ToDo start.</text:p>
      <text:p text:style-name="Standard">(</text:p>
      <text:p text:style-name="Standard"><text:s text:c="2"/>DirectoryName("*ToDo*")</text:p>
      <text:p text:style-name="Standard">)</text:p>
      <text:p text:style-name="Standard"># ToDo end.</text:p>
      <text:p text:style-name="Standard"/>
      <text:p text:style-name="Standard"># DevToDo</text:p>
      <text:p text:style-name="Standard">)</text:p>
      <text:p text:style-name="Standard"># DevToDo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0.000000 LinksCorp LinksCorp 2021-11-06 11:08:09</text:p>
      <text:p text:style-name="Standard"/>
      <text:p text:style-name="Standard">Statistics Report:</text:p>
      <text:p text:style-name="Standard"><text:soft-page-break/>------------------</text:p>
      <text:p text:style-name="Standard"><text:s text:c="3"/>Size: <text:s/></text:p>
      <text:p text:style-name="Standard"><text:s text:c="3"/>------------------------</text:p>
      <text:p text:style-name="Standard"><text:s text:c="17"/>Files: 47.754828 (19.982885%)</text:p>
      <text:p text:style-name="Standard"><text:s text:c="18"/>Gap: 0.000001 (0.000000%)</text:p>
      <text:p text:style-name="Standard"><text:s text:c="16"/>Total: 47.754829 (34.219849%)</text:p>
      <text:p text:style-name="Standard"/>
      <text:p text:style-name="Standard"><text:s text:c="8"/>Files/folders: <text:s text:c="10"/>138,845 (0.006427%) </text:p>
      <text:p text:style-name="Standard"><text:s text:c="12"/>Fragments: <text:s text:c="14"/>227 (19.501718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34.023302 (0.000000%)</text:p>
      <text:p text:style-name="Standard"><text:s text:c="13"/>Files End: 81.778130</text:p>
      <text:p text:style-name="Standard"><text:s text:c="13"/>Zone End: 81.778131 (34.219849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6"/>Volume Rounding: 1.000000%</text:p>
      <text:p text:style-name="Standard"><text:s text:c="11"/>Actual Gap: 0.000000% (0.000001)</text:p>
      <text:p text:style-name="Standard"><text:s text:c="17"/></text:p>
      <text:p text:style-name="Standard"><text:s text:c="15"/>The desired min gap size. (GapRequested): 0.347125 <text:s/>82.125255</text:p>
      <text:p text:style-name="Standard"><text:s text:c="14"/>Must be half the zone size. (GapAdjusted): 0.347125 <text:s/>82.125255</text:p>
      <text:p text:style-name="Standard"><text:s text:c="15"/>Align to the volume evenly. (GapRounded): 1.864396 83.642526</text:p>
      <text:p text:style-name="Standard"><text:s text:c="10"/>The remaining space available. (GapAvailable): 0.000001 81.778131</text:p>
      <text:p text:style-name="Standard"><text:s text:c="6"/>The lower of adjusted and available. (GapCurrent): 0.000001 81.778131</text:p>
      <text:p text:style-name="Standard"><text:s text:c="4"/>(GapCurrent) after any code you inserted. (GapUsed): 0.000001 81.778131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9384041380.060364 (0.958674%)</text:p>
      <text:p text:style-name="Standard"><text:s text:c="19"/>Total Used: 54001541775.324951 (198.838760%)</text:p>
      <text:p text:style-name="Standard"><text:s text:c="9"/>Volume Used by Zones: 4095.994995 (0.000000%)</text:p>
      <text:p text:style-name="Standard"/>
      <text:p text:style-name="Standard">Directory and Files Select:</text:p>
      <text:p text:style-name="Standard">---------------------------</text:p>
      <text:p text:style-name="Standard"># LinksCorp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oft-page-break/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<text:soft-page-break/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oft-page-break/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<text:soft-page-break/># LinksCorp</text:p>
      <text:p text:style-name="Standard">and ( </text:p>
      <text:p text:style-name="Standard"># Corp start.</text:p>
      <text:p text:style-name="Standard">(</text:p>
      <text:p text:style-name="Standard"><text:s text:c="4"/>DirectoryName("*Corp*") or</text:p>
      <text:p text:style-name="Standard"><text:s text:c="4"/>DirectoryName("*Mdm*")</text:p>
      <text:p text:style-name="Standard">)</text:p>
      <text:p text:style-name="Standard"># Corp end.</text:p>
      <text:p text:style-name="Standard"/>
      <text:p text:style-name="Standard"># LinksCorp</text:p>
      <text:p text:style-name="Standard">or </text:p>
      <text:p text:style-name="Standard"># Links start.</text:p>
      <text:p text:style-name="Standard">(</text:p>
      <text:p text:style-name="Standard"><text:s text:c="4"/>DirectoryName("*Favorites*") or</text:p>
      <text:p text:style-name="Standard"><text:s text:c="4"/>DirectoryName("*Job*") or</text:p>
      <text:p text:style-name="Standard"><text:s text:c="4"/>DirectoryName("*Links*")</text:p>
      <text:p text:style-name="Standard">)</text:p>
      <text:p text:style-name="Standard"># Links end.</text:p>
      <text:p text:style-name="Standard"/>
      <text:p text:style-name="Standard"># LinksCorp</text:p>
      <text:p text:style-name="Standard">or </text:p>
      <text:p text:style-name="Standard"># Support start.</text:p>
      <text:p text:style-name="Standard">(</text:p>
      <text:p text:style-name="Standard"><text:s text:c="2"/>DirectoryName("*Logs*") or</text:p>
      <text:p text:style-name="Standard"><text:s text:c="2"/>DirectoryName("*Support*") or</text:p>
      <text:p text:style-name="Standard"><text:s text:c="2"/>DirectoryName("*Maintenance*")</text:p>
      <text:p text:style-name="Standard">)</text:p>
      <text:p text:style-name="Standard"># Support end.</text:p>
      <text:p text:style-name="Standard"/>
      <text:p text:style-name="Standard"># LinksCorp</text:p>
      <text:p text:style-name="Standard">)</text:p>
      <text:p text:style-name="Standard"># LinksCorp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0.000000 LinksCorp LinksCorp 2021-11-06 11:08:09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00000 (0.000000%)</text:p>
      <text:p text:style-name="Standard"><text:s text:c="18"/>Gap: -47.785904 (-19.995889%)</text:p>
      <text:p text:style-name="Standard"><text:s text:c="16"/>Total: -47.785904 (14.240183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><text:soft-page-break/></text:p>
      <text:p text:style-name="Standard"><text:s text:c="3"/>Location:</text:p>
      <text:p text:style-name="Standard"><text:s text:c="3"/>------------------------</text:p>
      <text:p text:style-name="Standard"><text:s text:c="11"/>Zone Start: 81.816900 (0.000000%)</text:p>
      <text:p text:style-name="Standard"><text:s text:c="13"/>Files End: 81.816900</text:p>
      <text:p text:style-name="Standard"><text:s text:c="13"/>Zone End: 34.030996 (14.240183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6"/>Volume Rounding: 1.000000%</text:p>
      <text:p text:style-name="Standard"><text:s text:c="11"/>Actual Gap: -19.995889% (-47.785904)</text:p>
      <text:p text:style-name="Standard"><text:s text:c="17"/></text:p>
      <text:p text:style-name="Standard"><text:s text:c="15"/>The desired min gap size. (GapRequested): 0.347125 <text:s/>82.164025</text:p>
      <text:p text:style-name="Standard"><text:s text:c="14"/>Must be half the zone size. (GapAdjusted): 0.000000 <text:s/>81.816900</text:p>
      <text:p text:style-name="Standard"><text:s text:c="15"/>Align to the volume evenly. (GapRounded): 1.825626 83.642526</text:p>
      <text:p text:style-name="Standard"><text:s text:c="10"/>The remaining space available. (GapAvailable): -47.785904 34.030996</text:p>
      <text:p text:style-name="Standard"><text:s text:c="6"/>The lower of adjusted and available. (GapCurrent): -47.785904 34.030996</text:p>
      <text:p text:style-name="Standard"><text:s text:c="4"/>(GapCurrent) after any code you inserted. (GapUsed): -47.785904 34.030996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0805865831.584661 (1.103927%)</text:p>
      <text:p text:style-name="Standard"><text:s text:c="19"/>Total Used: -141729521008.680050 (-571.983182%)</text:p>
      <text:p text:style-name="Standard"><text:s text:c="9"/>Volume Used by Zones: -195731062784.005000 (-19.995889%)</text:p>
      <text:p text:style-name="Standard"/>
      <text:p text:style-name="Standard">Directory and Files Select:</text:p>
      <text:p text:style-name="Standard">---------------------------</text:p>
      <text:p text:style-name="Standard"># LinksCorp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oft-page-break/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oft-page-break/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oft-page-break/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LinksCorp</text:p>
      <text:p text:style-name="Standard">and ( </text:p>
      <text:p text:style-name="Standard"># Corp start.</text:p>
      <text:p text:style-name="Standard">(</text:p>
      <text:p text:style-name="Standard"><text:s text:c="4"/>DirectoryName("*Corp*") or</text:p>
      <text:p text:style-name="Standard"><text:s text:c="4"/>DirectoryName("*Mdm*")</text:p>
      <text:p text:style-name="Standard">)</text:p>
      <text:p text:style-name="Standard"># Corp end.</text:p>
      <text:p text:style-name="Standard"/>
      <text:p text:style-name="Standard"><text:soft-page-break/># LinksCorp</text:p>
      <text:p text:style-name="Standard">or </text:p>
      <text:p text:style-name="Standard"># Links start.</text:p>
      <text:p text:style-name="Standard">(</text:p>
      <text:p text:style-name="Standard"><text:s text:c="4"/>DirectoryName("*Favorites*") or</text:p>
      <text:p text:style-name="Standard"><text:s text:c="4"/>DirectoryName("*Job*") or</text:p>
      <text:p text:style-name="Standard"><text:s text:c="4"/>DirectoryName("*Links*")</text:p>
      <text:p text:style-name="Standard">)</text:p>
      <text:p text:style-name="Standard"># Links end.</text:p>
      <text:p text:style-name="Standard"/>
      <text:p text:style-name="Standard"># LinksCorp</text:p>
      <text:p text:style-name="Standard">or </text:p>
      <text:p text:style-name="Standard"># Support start.</text:p>
      <text:p text:style-name="Standard">(</text:p>
      <text:p text:style-name="Standard"><text:s text:c="2"/>DirectoryName("*Logs*") or</text:p>
      <text:p text:style-name="Standard"><text:s text:c="2"/>DirectoryName("*Support*") or</text:p>
      <text:p text:style-name="Standard"><text:s text:c="2"/>DirectoryName("*Maintenance*")</text:p>
      <text:p text:style-name="Standard">)</text:p>
      <text:p text:style-name="Standard"># Support end.</text:p>
      <text:p text:style-name="Standard"/>
      <text:p text:style-name="Standard"># LinksCorp</text:p>
      <text:p text:style-name="Standard">)</text:p>
      <text:p text:style-name="Standard"># LinksCorp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1.000000 People People 2021-11-06 11:08:09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60.450754 (25.295463%)</text:p>
      <text:p text:style-name="Standard"><text:s text:c="18"/>Gap: 0.000001 (0.000000%)</text:p>
      <text:p text:style-name="Standard"><text:s text:c="16"/>Total: 60.450755 (39.535645%)</text:p>
      <text:p text:style-name="Standard"/>
      <text:p text:style-name="Standard"><text:s text:c="8"/>Files/folders: <text:s text:c="10"/>136,897 (0.006333%) </text:p>
      <text:p text:style-name="Standard"><text:s text:c="12"/>Fragments: <text:s text:c="14"/>133 (11.707746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34.030995 (0.000000%)</text:p>
      <text:p text:style-name="Standard"><text:s text:c="13"/>Files End: 94.481749</text:p>
      <text:p text:style-name="Standard"><text:s text:c="13"/>Zone End: 94.481750 (39.535645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oft-page-break/><text:s text:c="9"/>Gap Requested: 5.000000%</text:p>
      <text:p text:style-name="Standard"><text:s text:c="6"/>Volume Rounding: 2.000000%</text:p>
      <text:p text:style-name="Standard"><text:s text:c="11"/>Actual Gap: 0.000000% (0.000001)</text:p>
      <text:p text:style-name="Standard"><text:s text:c="17"/></text:p>
      <text:p text:style-name="Standard"><text:s text:c="15"/>The desired min gap size. (GapRequested): 0.347125 <text:s/>94.828874</text:p>
      <text:p text:style-name="Standard"><text:s text:c="14"/>Must be half the zone size. (GapAdjusted): 0.347125 <text:s/>94.828874</text:p>
      <text:p text:style-name="Standard"><text:s text:c="15"/>Align to the volume evenly. (GapRounded): 1.109709 95.591458</text:p>
      <text:p text:style-name="Standard"><text:s text:c="10"/>The remaining space available. (GapAvailable): 0.000001 94.481750</text:p>
      <text:p text:style-name="Standard"><text:s text:c="6"/>The lower of adjusted and available. (GapCurrent): 0.000001 94.481750</text:p>
      <text:p text:style-name="Standard"><text:s text:c="4"/>(GapCurrent) after any code you inserted. (GapUsed): 0.000001 94.481750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2227690283.108959 (1.249181%)</text:p>
      <text:p text:style-name="Standard"><text:s text:c="19"/>Total Used: -141729516912.685060 (-570.608867%)</text:p>
      <text:p text:style-name="Standard"><text:s text:c="9"/>Volume Used by Zones: 4095.994995 (0.000000%)</text:p>
      <text:p text:style-name="Standard"/>
      <text:p text:style-name="Standard">Directory and Files Select:</text:p>
      <text:p text:style-name="Standard">---------------------------</text:p>
      <text:p text:style-name="Standard"># People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oft-page-break/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oft-page-break/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oft-page-break/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People</text:p>
      <text:p text:style-name="Standard">and (</text:p>
      <text:p text:style-name="Standard"># People start.</text:p>
      <text:p text:style-name="Standard">(</text:p>
      <text:p text:style-name="Standard"><text:s text:c="2"/>DirectoryName("*Capture*")</text:p>
      <text:p text:style-name="Standard"><text:s text:c="2"/>or DirectoryName("*Document*")</text:p>
      <text:p text:style-name="Standard"><text:s text:c="2"/>or DirectoryName("*Download*")</text:p>
      <text:p text:style-name="Standard"><text:s text:c="2"/>or DirectoryName("*Kids*")</text:p>
      <text:p text:style-name="Standard"><text:s text:c="2"/>or DirectoryName("Mail*")</text:p>
      <text:p text:style-name="Standard"><text:s text:c="2"/>or DirectoryName("*Mail")</text:p>
      <text:p text:style-name="Standard"><text:s text:c="2"/>or DirectoryName("My*")</text:p>
      <text:p text:style-name="Standard"><text:s text:c="2"/>or DirectoryName("*Person*")</text:p>
      <text:p text:style-name="Standard"><text:s text:c="2"/>or DirectoryName("Private*")</text:p>
      <text:p text:style-name="Standard"><text:s text:c="2"/>or DirectoryName("Users")</text:p>
      <text:p text:style-name="Standard"><text:s text:c="2"/></text:p>
      <text:p text:style-name="Standard"><text:s text:c="2"/># Individual People HERE:</text:p>
      <text:p text:style-name="Standard"><text:s text:c="2"/>or DirectoryName("Dgh*")</text:p>
      <text:p text:style-name="Standard">)</text:p>
      <text:p text:style-name="Standard"><text:soft-page-break/># People end.</text:p>
      <text:p text:style-name="Standard"/>
      <text:p text:style-name="Standard"># People</text:p>
      <text:p text:style-name="Standard">)</text:p>
      <text:p text:style-name="Standard"># People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6T15:52:31.223000000</meta:creation-date>
    <dc:date>2021-11-06T15:58:20.736000000</dc:date>
    <meta:editing-duration>PT7M13S</meta:editing-duration>
    <meta:editing-cycles>1</meta:editing-cycles>
    <meta:document-statistic meta:table-count="0" meta:image-count="0" meta:object-count="0" meta:page-count="63" meta:paragraph-count="2760" meta:word-count="6874" meta:character-count="76088" meta:non-whitespace-character-count="60286"/>
    <meta:generator>LibreOffice/7.1.2.2$Windows_X86_64 LibreOffice_project/8a45595d069ef5570103caea1b71cc9d82b2aae4</meta:generator>
  </office:meta>
</office:document-meta>
</file>